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UmePlus P Gothic" svg:font-family="'UmePlus P Gothi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ctwithoutfill">
      <style:graphic-properties draw:textarea-vertical-align="middle" draw:auto-grow-height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2" draw:id="id2" draw:layer="layout" svg:width="5.2cm" svg:height="2.4cm" svg:x="26cm" svg:y="10.4cm">
          <text:p text:style-name="P1">Mediendaten</text:p>
          <text:p text:style-name="P1">änder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" draw:id="id1" draw:layer="layout" svg:width="5.4cm" svg:height="1.4cm" svg:x="34.4cm" svg:y="4cm">
          <text:p text:style-name="P1">Medienverwalter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curve" svg:x1="37.1cm" svg:y1="5.4cm" svg:x2="31.2cm" svg:y2="11.6cm" draw:start-shape="id1" draw:start-glue-point="2" draw:end-shape="id2" draw:end-glue-point="10" svg:d="m37100 5400c0 4134-1966 6200-5900 6200" svg:viewBox="0 0 5901 6201">
          <text:p text:style-name="P1">Mediendaten</text:p>
        </draw:connector>
        <draw:connector draw:style-name="gr2" draw:text-style-name="P1" draw:layer="layout" draw:type="curve" svg:x1="26cm" svg:y1="11.6cm" svg:x2="20.199cm" svg:y2="13.6cm" draw:start-shape="id2" draw:end-shape="id3" draw:end-glue-point="4" svg:d="m26000 11600c-3868 0-5801 666-5801 2000" svg:viewBox="0 0 5802 2001">
          <text:p text:style-name="P1">Mediendaten</text:p>
        </draw:connector>
        <draw:custom-shape draw:style-name="gr1" draw:text-style-name="P1" xml:id="id4" draw:id="id4" draw:layer="layout" svg:width="3.4cm" svg:height="1.4cm" svg:x="35.8cm" svg:y="19cm">
          <text:p text:style-name="P1">Ausleiher</text:p>
          <draw:enhanced-geometry svg:viewBox="0 0 21600 21600" draw:type="rectangle" draw:enhanced-path="M 0 0 L 21600 0 21600 21600 0 21600 0 0 Z N"/>
        </draw:custom-shape>
        <draw:custom-shape draw:style-name="gr1" draw:text-style-name="P1" xml:id="id5" draw:id="id5" draw:layer="layout" svg:width="5.2cm" svg:height="1.8cm" svg:x="27.4cm" svg:y="14.6cm">
          <text:p text:style-name="P1">Medium</text:p>
          <text:p text:style-name="P1">zurückgebe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curve" svg:x1="37.5cm" svg:y1="19cm" svg:x2="32.6cm" svg:y2="15.5cm" draw:start-shape="id4" draw:start-glue-point="0" draw:end-shape="id5" draw:end-glue-point="10" svg:d="m37500 19000c0-2334-1633-3500-4900-3500" svg:viewBox="0 0 4901 3501">
          <text:p text:style-name="P1">Medium</text:p>
        </draw:connector>
        <draw:connector draw:style-name="gr2" draw:text-style-name="P1" draw:layer="layout" draw:type="curve" svg:x1="27.4cm" svg:y1="15.5cm" svg:x2="21.2cm" svg:y2="14.4cm" draw:start-shape="id5" draw:end-shape="id3" draw:end-glue-point="1" svg:d="m27400 15500c-4650 0-1550-1100-6200-1100" svg:viewBox="0 0 6201 1101">
          <text:p text:style-name="P1">Medium</text:p>
        </draw:connector>
        <draw:custom-shape draw:style-name="gr1" draw:text-style-name="P1" xml:id="id6" draw:id="id6" draw:layer="layout" svg:width="4.8cm" svg:height="1.6cm" svg:x="18.6cm" svg:y="19.2cm">
          <text:p text:style-name="P1">Monitorin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7" draw:id="id7" draw:layer="layout" svg:width="5cm" svg:height="1.4cm" svg:x="25.8cm" svg:y="23.6cm">
          <text:p text:style-name="P1">Warnung</text:p>
          <draw:enhanced-geometry svg:viewBox="0 0 21600 21600" draw:type="rectangle" draw:enhanced-path="M 0 0 L 21600 0 21600 21600 0 21600 0 0 Z N"/>
        </draw:custom-shape>
        <draw:custom-shape draw:style-name="gr3" draw:text-style-name="P1" xml:id="id3" draw:id="id3" draw:layer="layout" svg:width="4.4cm" svg:height="1.6cm" svg:x="16.8cm" svg:y="13.6cm">
          <draw:glue-point draw:id="4" svg:x="2.727cm" svg:y="-5.006cm"/>
          <draw:glue-point draw:id="5" svg:x="3.181cm" svg:y="5cm"/>
          <draw:glue-point draw:id="6" svg:x="-2.272cm" svg:y="-5cm"/>
          <text:p text:style-name="P1">Bestand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curve" svg:x1="19cm" svg:y1="15.2cm" svg:x2="21cm" svg:y2="19.2cm" draw:start-shape="id3" draw:start-glue-point="2" draw:end-shape="id6" draw:end-glue-point="4" svg:d="m19000 15200c0 3000 2000 1000 2000 4000" svg:viewBox="0 0 2001 4001">
          <text:p text:style-name="P1">Statusdaten</text:p>
        </draw:connector>
        <draw:connector draw:style-name="gr2" draw:text-style-name="P1" draw:layer="layout" draw:type="curve" svg:x1="22.697cm" svg:y1="20.566cm" svg:x2="25.8cm" svg:y2="24.3cm" draw:start-shape="id6" draw:start-glue-point="9" draw:end-shape="id7" draw:end-glue-point="3" svg:d="m22697 20566c0 2490 1034 3734 3103 3734" svg:viewBox="0 0 3104 3735">
          <text:p text:style-name="P1">Warnung</text:p>
        </draw:connector>
        <draw:connector draw:style-name="gr2" draw:text-style-name="P1" draw:layer="layout" draw:type="curve" svg:x1="30.8cm" svg:y1="24.3cm" svg:x2="37.5cm" svg:y2="20.4cm" draw:start-shape="id7" draw:start-glue-point="1" draw:end-shape="id4" draw:end-glue-point="2" svg:d="m30800 24300c4467 0 6700-1300 6700-3900" svg:viewBox="0 0 6701 3901">
          <text:p text:style-name="P1">Warnung</text:p>
        </draw:connector>
        <draw:custom-shape draw:style-name="gr1" draw:text-style-name="P1" xml:id="id8" draw:id="id8" draw:layer="layout" svg:width="5cm" svg:height="1.8cm" svg:x="26.6cm" svg:y="18.6cm">
          <text:p text:style-name="P1">ausleihe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curve" svg:x1="20.399cm" svg:y1="15.2cm" svg:x2="27.332cm" svg:y2="18.863cm" draw:start-shape="id3" draw:start-glue-point="5" draw:end-shape="id8" draw:end-glue-point="5" svg:d="m20399 15200c0 2550 6933 719 6933 3663" svg:viewBox="0 0 6934 3664">
          <text:p text:style-name="P1">Medium</text:p>
        </draw:connector>
        <draw:connector draw:style-name="gr2" draw:text-style-name="P1" draw:layer="layout" draw:type="curve" svg:x1="31.6cm" svg:y1="19.5cm" svg:x2="35.8cm" svg:y2="19.7cm" draw:start-shape="id8" draw:start-glue-point="10" draw:end-shape="id4" draw:end-glue-point="3" svg:d="m31600 19500c3151 0 1052 200 4200 200" svg:viewBox="0 0 4201 201">
          <text:p text:style-name="P1">Medium</text:p>
        </draw:connector>
        <draw:custom-shape draw:style-name="gr1" draw:text-style-name="P1" xml:id="id9" draw:id="id9" draw:layer="layout" svg:width="4.8cm" svg:height="1.8cm" svg:x="24.6cm" svg:y="6.8cm">
          <text:p text:style-name="P1">Medium</text:p>
          <text:p text:style-name="P1">hinzufüge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curve" svg:x1="34.4cm" svg:y1="4.7cm" svg:x2="29.4cm" svg:y2="7.7cm" draw:start-shape="id1" draw:end-shape="id9" draw:end-glue-point="10" svg:d="m34400 4700c-3748 0-1249 3000-5000 3000" svg:viewBox="0 0 5001 3001">
          <text:p text:style-name="P1">Mediendaten</text:p>
        </draw:connector>
        <draw:connector draw:style-name="gr2" draw:text-style-name="P1" draw:layer="layout" draw:type="curve" svg:x1="25.303cm" svg:y1="8.337cm" svg:x2="19cm" svg:y2="13.6cm" draw:start-shape="id9" draw:start-glue-point="7" draw:end-shape="id3" draw:end-glue-point="0" svg:d="m25303 8337c0 4146-6303 1515-6303 5263" svg:viewBox="0 0 6304 5264">
          <text:p text:style-name="P1">Mediendaten</text:p>
        </draw:connector>
        <draw:custom-shape draw:style-name="gr1" draw:text-style-name="P1" xml:id="id10" draw:id="id10" draw:layer="layout" svg:width="5cm" svg:height="1.6cm" svg:x="19cm" svg:y="5.2cm">
          <text:p text:style-name="P1">Medium</text:p>
          <text:p text:style-name="P1">lösche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curve" svg:x1="34.4cm" svg:y1="4.7cm" svg:x2="24cm" svg:y2="6cm" draw:start-shape="id1" draw:start-glue-point="3" draw:end-shape="id10" draw:end-glue-point="10" svg:d="m34400 4700c-7798 0-2599 1300-10400 1300" svg:viewBox="0 0 10401 1301">
          <text:p text:style-name="P1">Mediendaten</text:p>
        </draw:connector>
        <draw:connector draw:style-name="gr2" draw:text-style-name="P1" draw:layer="layout" draw:type="curve" svg:x1="19.732cm" svg:y1="6.566cm" svg:x2="18.001cm" svg:y2="13.6cm" draw:start-shape="id10" draw:start-glue-point="7" draw:end-shape="id3" draw:end-glue-point="6" svg:d="m19732 6566c0 5452-1731 1936-1731 7034" svg:viewBox="0 0 1732 7035">
          <text:p text:style-name="P1">Mediendaten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UmePlus P Gothic" svg:font-family="'UmePlus P Gothic'" style:font-family-generic="system" style:font-pitch="variable"/>
  </office:font-face-decls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Bitstream Vera Sans" style:font-size-asian="24pt" style:language-asian="ja" style:country-asian="JP" style:font-name-complex="Bitstream Vera Sans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666666" draw:marker-start-width="0.2cm" draw:marker-start-center="false" draw:marker-end-width="0.2cm" draw:marker-end-center="false" draw:fill="solid" draw:fill-color="#ffff99" draw:fill-image-width="0cm" draw:fill-image-height="0cm" draw:textarea-horizontal-align="justify" draw:auto-grow-width="true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UmePlus P Gothic" style:font-family-asian="'UmePlus P Gothi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Unbenannt1" style:family="graphic" style:parent-style-name="standard">
      <style:text-properties style:text-underline-style="solid" style:text-underline-width="auto" style:text-underline-color="font-color" style:text-overline-style="solid" style:text-overline-width="auto" style:text-overline-color="font-color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ndré Arnold</meta:initial-creator>
    <meta:creation-date>2014-11-25T11:31:29.692140857</meta:creation-date>
    <meta:generator>LibreOffice/4.1.4.2$Linux_x86 LibreOffice_project/0a0440ccc0227ad9829de5f46be37cfb6edcf72</meta:generator>
    <dc:date>2014-11-25T12:10:48.336325560</dc:date>
    <dc:creator>André Arnold</dc:creator>
    <meta:editing-duration>PT1M12S</meta:editing-duration>
    <meta:editing-cycles>2</meta:editing-cycles>
    <meta:document-statistic meta:object-count="23"/>
  </office:meta>
</office:document-meta>
</file>